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093064" calcext:value-type="float">
            <text:p>0,093064</text:p>
          </table:table-cell>
          <table:table-cell/>
          <table:table-cell table:formula="of:=[.B1]" office:value-type="float" office:value="0.093064" calcext:value-type="float">
            <text:p>0,093064</text:p>
          </table:table-cell>
          <table:table-cell table:formula="of:=[.B2]" office:value-type="float" office:value="0.000166" calcext:value-type="float">
            <text:p>0,000166</text:p>
          </table:table-cell>
          <table:table-cell table:formula="of:=[.B3]" office:value-type="float" office:value="0.093241" calcext:value-type="float">
            <text:p>0,093241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66" calcext:value-type="float">
            <text:p>0,000166</text:p>
          </table:table-cell>
          <table:table-cell/>
          <table:table-cell table:formula="of:=[.B5]" office:value-type="float" office:value="0.060696" calcext:value-type="float">
            <text:p>0,060696</text:p>
          </table:table-cell>
          <table:table-cell table:formula="of:=[.B6]" office:value-type="float" office:value="0.00017" calcext:value-type="float">
            <text:p>0,00017</text:p>
          </table:table-cell>
          <table:table-cell table:formula="of:=[.B7]" office:value-type="float" office:value="0.060879" calcext:value-type="float">
            <text:p>0,06087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3241" calcext:value-type="float">
            <text:p>0,093241</text:p>
          </table:table-cell>
          <table:table-cell/>
          <table:table-cell table:formula="of:=[.B9]" office:value-type="float" office:value="0.121402" calcext:value-type="float">
            <text:p>0,121402</text:p>
          </table:table-cell>
          <table:table-cell table:formula="of:=[.B10]" office:value-type="float" office:value="0.000176" calcext:value-type="float">
            <text:p>0,000176</text:p>
          </table:table-cell>
          <table:table-cell table:formula="of:=[.B11]" office:value-type="float" office:value="0.121589" calcext:value-type="float">
            <text:p>0,121589</text:p>
          </table:table-cell>
        </table:table-row>
        <table:table-row table:style-name="ro1">
          <table:table-cell table:number-columns-repeated="3"/>
          <table:table-cell table:formula="of:=[.B13]" office:value-type="float" office:value="0.10169" calcext:value-type="float">
            <text:p>0,10169</text:p>
          </table:table-cell>
          <table:table-cell table:formula="of:=[.B14]" office:value-type="float" office:value="0.000232" calcext:value-type="float">
            <text:p>0,000232</text:p>
          </table:table-cell>
          <table:table-cell table:formula="of:=[.B15]" office:value-type="float" office:value="0.101935" calcext:value-type="float">
            <text:p>0,101935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60696" calcext:value-type="float">
            <text:p>0,060696</text:p>
          </table:table-cell>
          <table:table-cell/>
          <table:table-cell table:formula="of:=[.B17]" office:value-type="float" office:value="0.093547" calcext:value-type="float">
            <text:p>0,093547</text:p>
          </table:table-cell>
          <table:table-cell table:formula="of:=[.B18]" office:value-type="float" office:value="0.000198" calcext:value-type="float">
            <text:p>0,000198</text:p>
          </table:table-cell>
          <table:table-cell table:formula="of:=[.B19]" office:value-type="float" office:value="0.093758" calcext:value-type="float">
            <text:p>0,09375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7" calcext:value-type="float">
            <text:p>0,00017</text:p>
          </table:table-cell>
          <table:table-cell/>
          <table:table-cell table:formula="of:=[.B21]" office:value-type="float" office:value="0.107911" calcext:value-type="float">
            <text:p>0,107911</text:p>
          </table:table-cell>
          <table:table-cell table:formula="of:=[.B22]" office:value-type="float" office:value="0.000235" calcext:value-type="float">
            <text:p>0,000235</text:p>
          </table:table-cell>
          <table:table-cell table:formula="of:=[.B23]" office:value-type="float" office:value="0.10816" calcext:value-type="float">
            <text:p>0,1081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60879" calcext:value-type="float">
            <text:p>0,060879</text:p>
          </table:table-cell>
          <table:table-cell/>
          <table:table-cell table:formula="of:=[.B25]" office:value-type="float" office:value="0.078539" calcext:value-type="float">
            <text:p>0,078539</text:p>
          </table:table-cell>
          <table:table-cell table:formula="of:=[.B26]" office:value-type="float" office:value="0.000237" calcext:value-type="float">
            <text:p>0,000237</text:p>
          </table:table-cell>
          <table:table-cell table:formula="of:=[.B27]" office:value-type="float" office:value="0.078788" calcext:value-type="float">
            <text:p>0,078788</text:p>
          </table:table-cell>
        </table:table-row>
        <table:table-row table:style-name="ro1">
          <table:table-cell table:number-columns-repeated="3"/>
          <table:table-cell table:formula="of:=[.B29]" office:value-type="float" office:value="0.094381" calcext:value-type="float">
            <text:p>0,094381</text:p>
          </table:table-cell>
          <table:table-cell table:formula="of:=[.B30]" office:value-type="float" office:value="0.000174" calcext:value-type="float">
            <text:p>0,000174</text:p>
          </table:table-cell>
          <table:table-cell table:formula="of:=[.B31]" office:value-type="float" office:value="0.094564" calcext:value-type="float">
            <text:p>0,094564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21402" calcext:value-type="float">
            <text:p>0,121402</text:p>
          </table:table-cell>
          <table:table-cell/>
          <table:table-cell table:formula="of:=[.B33]" office:value-type="float" office:value="0.135614" calcext:value-type="float">
            <text:p>0,135614</text:p>
          </table:table-cell>
          <table:table-cell table:formula="of:=[.B34]" office:value-type="float" office:value="0.0002" calcext:value-type="float">
            <text:p>0,0002</text:p>
          </table:table-cell>
          <table:table-cell table:formula="of:=[.B35]" office:value-type="float" office:value="0.135825" calcext:value-type="float">
            <text:p>0,13582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76" calcext:value-type="float">
            <text:p>0,000176</text:p>
          </table:table-cell>
          <table:table-cell/>
          <table:table-cell table:formula="of:=[.B37]" office:value-type="float" office:value="0.102393" calcext:value-type="float">
            <text:p>0,102393</text:p>
          </table:table-cell>
          <table:table-cell table:formula="of:=[.B38]" office:value-type="float" office:value="0.000242" calcext:value-type="float">
            <text:p>0,000242</text:p>
          </table:table-cell>
          <table:table-cell table:formula="of:=[.B39]" office:value-type="float" office:value="0.102646" calcext:value-type="float">
            <text:p>0,10264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21589" calcext:value-type="float">
            <text:p>0,121589</text:p>
          </table:table-cell>
          <table:table-cell/>
          <table:table-cell table:formula="of:=[.B41]" office:value-type="float" office:value="0.088572" calcext:value-type="float">
            <text:p>0,088572</text:p>
          </table:table-cell>
          <table:table-cell table:formula="of:=[.B42]" office:value-type="float" office:value="0.000168" calcext:value-type="float">
            <text:p>0,000168</text:p>
          </table:table-cell>
          <table:table-cell table:formula="of:=[.B43]" office:value-type="float" office:value="0.088751" calcext:value-type="float">
            <text:p>0,08875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0169" calcext:value-type="float">
            <text:p>0,10169</text:p>
          </table:table-cell>
          <table:table-cell/>
          <table:table-cell table:formula="of:=SMALL([.D$1:.D$11];1)" office:value-type="float" office:value="0.060696" calcext:value-type="float">
            <text:p>0,060696</text:p>
          </table:table-cell>
          <table:table-cell table:formula="of:=SMALL([.E$1:.E$11];1)" office:value-type="float" office:value="0.000166" calcext:value-type="float">
            <text:p>0,000166</text:p>
          </table:table-cell>
          <table:table-cell table:formula="of:=SMALL([.F$1:.F$11];1)" office:value-type="float" office:value="0.060879" calcext:value-type="float">
            <text:p>0,06087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32" calcext:value-type="float">
            <text:p>0,000232</text:p>
          </table:table-cell>
          <table:table-cell/>
          <table:table-cell table:formula="of:=SMALL([.D$1:.D$11];2)" office:value-type="float" office:value="0.078539" calcext:value-type="float">
            <text:p>0,078539</text:p>
          </table:table-cell>
          <table:table-cell table:formula="of:=SMALL([.E$1:.E$11];2)" office:value-type="float" office:value="0.000168" calcext:value-type="float">
            <text:p>0,000168</text:p>
          </table:table-cell>
          <table:table-cell table:formula="of:=SMALL([.F$1:.F$11];2)" office:value-type="float" office:value="0.078788" calcext:value-type="float">
            <text:p>0,07878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1935" calcext:value-type="float">
            <text:p>0,101935</text:p>
          </table:table-cell>
          <table:table-cell/>
          <table:table-cell table:formula="of:=SMALL([.D$1:.D$11];3)" office:value-type="float" office:value="0.088572" calcext:value-type="float">
            <text:p>0,088572</text:p>
          </table:table-cell>
          <table:table-cell table:formula="of:=SMALL([.E$1:.E$11];3)" office:value-type="float" office:value="0.00017" calcext:value-type="float">
            <text:p>0,00017</text:p>
          </table:table-cell>
          <table:table-cell table:formula="of:=SMALL([.F$1:.F$11];3)" office:value-type="float" office:value="0.088751" calcext:value-type="float">
            <text:p>0,088751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093064" calcext:value-type="float">
            <text:p>0,093064</text:p>
          </table:table-cell>
          <table:table-cell table:formula="of:=SMALL([.E$1:.E$11];4)" office:value-type="float" office:value="0.000174" calcext:value-type="float">
            <text:p>0,000174</text:p>
          </table:table-cell>
          <table:table-cell table:formula="of:=SMALL([.F$1:.F$11];4)" office:value-type="float" office:value="0.093241" calcext:value-type="float">
            <text:p>0,093241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3547" calcext:value-type="float">
            <text:p>0,093547</text:p>
          </table:table-cell>
          <table:table-cell/>
          <table:table-cell table:formula="of:=SMALL([.D$1:.D$11];5)" office:value-type="float" office:value="0.093547" calcext:value-type="float">
            <text:p>0,093547</text:p>
          </table:table-cell>
          <table:table-cell table:formula="of:=SMALL([.E$1:.E$11];5)" office:value-type="float" office:value="0.000176" calcext:value-type="float">
            <text:p>0,000176</text:p>
          </table:table-cell>
          <table:table-cell table:formula="of:=SMALL([.F$1:.F$11];5)" office:value-type="float" office:value="0.093758" calcext:value-type="float">
            <text:p>0,09375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8" calcext:value-type="float">
            <text:p>0,000198</text:p>
          </table:table-cell>
          <table:table-cell/>
          <table:table-cell table:formula="of:=AVERAGE([.D13:.D17])" office:value-type="float" office:value="0.0828836" calcext:value-type="float">
            <text:p>0,0828836</text:p>
          </table:table-cell>
          <table:table-cell table:formula="of:=AVERAGE([.E13:.E17])" office:value-type="float" office:value="0.0001708" calcext:value-type="float">
            <text:p>0,0001708</text:p>
          </table:table-cell>
          <table:table-cell table:formula="of:=AVERAGE([.F13:.F17])" office:value-type="float" office:value="0.0830834" calcext:value-type="float">
            <text:p>0,083083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3758" calcext:value-type="float">
            <text:p>0,09375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07911" calcext:value-type="float">
            <text:p>0,107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35" calcext:value-type="float">
            <text:p>0,000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816" calcext:value-type="float">
            <text:p>0,108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78539" calcext:value-type="float">
            <text:p>0,078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37" calcext:value-type="float">
            <text:p>0,000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78788" calcext:value-type="float">
            <text:p>0,07878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4381" calcext:value-type="float">
            <text:p>0,094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74" calcext:value-type="float">
            <text:p>0,000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4564" calcext:value-type="float">
            <text:p>0,09456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35614" calcext:value-type="float">
            <text:p>0,135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" calcext:value-type="float">
            <text:p>0,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35825" calcext:value-type="float">
            <text:p>0,1358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02393" calcext:value-type="float">
            <text:p>0,102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42" calcext:value-type="float">
            <text:p>0,000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2646" calcext:value-type="float">
            <text:p>0,10264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88572" calcext:value-type="float">
            <text:p>0,088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68" calcext:value-type="float">
            <text:p>0,000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88751" calcext:value-type="float">
            <text:p>0,08875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69721" calcext:value-type="float">
            <text:p>0,069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94" calcext:value-type="float">
            <text:p>0,000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70028" calcext:value-type="float">
            <text:p>0,07002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2616" calcext:value-type="float">
            <text:p>0,092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7" calcext:value-type="float">
            <text:p>0,000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2834" calcext:value-type="float">
            <text:p>0,09283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65903" calcext:value-type="float">
            <text:p>0,065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84" calcext:value-type="float">
            <text:p>0,000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66099" calcext:value-type="float">
            <text:p>0,06609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0509" calcext:value-type="float">
            <text:p>0,090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08" calcext:value-type="float">
            <text:p>0,000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093" calcext:value-type="float">
            <text:p>0,09093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0931067142857143" calcext:value-type="float">
            <text:p>0,093106714285714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223214285714286" calcext:value-type="float">
            <text:p>0,000223214285714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0933418571428571" calcext:value-type="float">
            <text:p>0,0933418571428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5:46.1084376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5:49.290104240</dc:date>
    <meta:editing-duration>PT16M20S</meta:editing-duration>
    <meta:editing-cycles>16</meta:editing-cycles>
    <meta:generator>LibreOffice/6.2.5.2$Linux_X86_64 LibreOffice_project/20$Build-2</meta:generator>
    <meta:document-statistic meta:table-count="1" meta:cell-count="144" meta:object-count="0"/>
  </office:meta>
</office:document-meta>
</file>